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0.5039583333333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5.10645833333333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5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7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1" table:default-cell-style-name="ce15"/>
        <table:table-column table:style-name="co7" table:default-cell-style-name="ce15"/>
        <table:table-column table:style-name="co6" table:number-columns-repeated="3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047" table:content-validation-name="val2" table:style-name="ce24">
            <text:p>10047.00</text:p>
          </table:table-cell>
          <table:table-cell office:value-type="float" office:value="9161.2974098921168" table:content-validation-name="val1" table:style-name="ce26">
            <text:p>9161.30</text:p>
          </table:table-cell>
          <table:table-cell office:value-type="float" office:value="20785" table:content-validation-name="val2" table:style-name="ce24">
            <text:p>20785.00</text:p>
          </table:table-cell>
          <table:table-cell office:value-type="float" office:value="19660.215480472743" table:content-validation-name="val1" table:style-name="ce26">
            <text:p>19660.22</text:p>
          </table:table-cell>
          <table:table-cell office:value-type="float" office:value="14187" table:content-validation-name="val2" table:style-name="ce24">
            <text:p>14187.00</text:p>
          </table:table-cell>
          <table:table-cell office:value-type="float" office:value="13729.109690687774" table:content-validation-name="val1" table:style-name="ce26">
            <text:p>13729.11</text:p>
          </table:table-cell>
          <table:table-cell office:value-type="float" office:value="5370" table:content-validation-name="val2" table:style-name="ce24">
            <text:p>5370.00</text:p>
          </table:table-cell>
          <table:table-cell office:value-type="float" office:value="5243.1670120127046" table:content-validation-name="val1" table:style-name="ce26">
            <text:p>5243.17</text:p>
          </table:table-cell>
          <table:table-cell office:value-type="float" office:value="374" table:content-validation-name="val2" table:style-name="ce24">
            <text:p>374.00</text:p>
          </table:table-cell>
          <table:table-cell office:value-type="float" office:value="369.15675675670008" table:content-validation-name="val1" table:style-name="ce26">
            <text:p>369.16</text:p>
          </table:table-cell>
          <table:table-cell office:value-type="float" office:value="146" table:content-validation-name="val2" table:style-name="ce24">
            <text:p>146.00</text:p>
          </table:table-cell>
          <table:table-cell office:value-type="float" office:value="145.52027027039998" table:content-validation-name="val1" table:style-name="ce26">
            <text:p>145.52</text:p>
          </table:table-cell>
          <table:table-cell office:value-type="float" office:value="50909" table:style-name="ce7">
            <text:p>50,909</text:p>
          </table:table-cell>
          <table:table-cell office:value-type="float" office:value="48308.466620092433" table:style-name="ce7">
            <text:p>48,308</text:p>
          </table:table-cell>
          <table:table-cell office:value-type="float" office:value="2107" table:content-validation-name="val4" table:style-name="ce30">
            <text:p>2107</text:p>
          </table:table-cell>
          <table:table-cell office:value-type="float" office:value="1951.1167567552011" table:content-validation-name="val1" table:style-name="ce28">
            <text:p>1951.12</text:p>
          </table:table-cell>
          <table:table-cell office:value-type="float" office:value="450" table:content-validation-name="val4" table:style-name="ce30">
            <text:p>450</text:p>
          </table:table-cell>
          <table:table-cell office:value-type="float" office:value="443.45945945950001" table:content-validation-name="val1" table:style-name="ce28">
            <text:p>443.46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2557" table:style-name="ce7">
            <text:p>2,557</text:p>
          </table:table-cell>
          <table:table-cell office:value-type="float" office:value="2394.5762162147012" table:style-name="ce7">
            <text:p>2,395</text:p>
          </table:table-cell>
          <table:table-cell table:style-name="ce9"/>
          <table:table-cell office:value-type="float" office:value="53466" table:style-name="ce7">
            <text:p>53,466</text:p>
          </table:table-cell>
          <table:table-cell office:value-type="float" office:value="50703.042836307133" table:style-name="ce7">
            <text:p>50,703</text:p>
          </table:table-cell>
          <table:table-cell office:value-type="currency" office:value="164473884.72" table:content-validation-name="val5" table:style-name="ce10">
            <text:p>£164,473,884.72</text:p>
          </table:table-cell>
          <table:table-cell office:value-type="currency" office:value="13933197.039999992" table:content-validation-name="val5" table:style-name="ce10">
            <text:p>£13,933,197.04</text:p>
          </table:table-cell>
          <table:table-cell office:value-type="currency" office:value="-717066.9100000005" table:content-validation-name="val5" table:style-name="ce10">
            <text:p>-£717,066.91</text:p>
          </table:table-cell>
          <table:table-cell office:value-type="currency" office:value="1295303.8999999999" table:content-validation-name="val5" table:style-name="ce10">
            <text:p>£1,295,303.90</text:p>
          </table:table-cell>
          <table:table-cell office:value-type="currency" office:value="47569134.509999998" table:content-validation-name="val5" table:style-name="ce10">
            <text:p>£47,569,134.51</text:p>
          </table:table-cell>
          <table:table-cell office:value-type="currency" office:value="22488035.200000003" table:content-validation-name="val5" table:style-name="ce10">
            <text:p>£22,488,035.20</text:p>
          </table:table-cell>
          <table:table-cell office:value-type="currency" office:value="249042488.45999998" table:style-name="ce11">
            <text:p>£249,042,488.46</text:p>
          </table:table-cell>
          <table:table-cell office:value-type="currency" office:value="15960031.129999999" table:content-validation-name="val5" table:style-name="ce12">
            <text:p>£15,960,031.13</text:p>
          </table:table-cell>
          <table:table-cell office:value-type="currency" office:value="8862060.0800000001" table:content-validation-name="val5" table:style-name="ce12">
            <text:p>£8,862,060.08</text:p>
          </table:table-cell>
          <table:table-cell office:value-type="currency" office:value="24822091.210000001" table:style-name="ce11">
            <text:p>£24,822,091.21</text:p>
          </table:table-cell>
          <table:table-cell office:value-type="currency" office:value="273864579.66999996" table:style-name="ce13">
            <text:p>£273,864,579.67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30" table:content-validation-name="val2" table:style-name="ce24">
            <text:p>430.00</text:p>
          </table:table-cell>
          <table:table-cell office:value-type="float" office:value="330.44" table:content-validation-name="val1" table:style-name="ce26">
            <text:p>330.44</text:p>
          </table:table-cell>
          <table:table-cell office:value-type="float" office:value="333" table:content-validation-name="val2" table:style-name="ce24">
            <text:p>333.00</text:p>
          </table:table-cell>
          <table:table-cell office:value-type="float" office:value="299.76" table:content-validation-name="val1" table:style-name="ce26">
            <text:p>299.76</text:p>
          </table:table-cell>
          <table:table-cell office:value-type="float" office:value="537" table:content-validation-name="val2" table:style-name="ce24">
            <text:p>537.00</text:p>
          </table:table-cell>
          <table:table-cell office:value-type="float" office:value="514.79" table:content-validation-name="val1" table:style-name="ce26">
            <text:p>514.79</text:p>
          </table:table-cell>
          <table:table-cell office:value-type="float" office:value="107" table:content-validation-name="val2" table:style-name="ce24">
            <text:p>107.00</text:p>
          </table:table-cell>
          <table:table-cell office:value-type="float" office:value="103.86" table:content-validation-name="val1" table:style-name="ce26">
            <text:p>103.86</text:p>
          </table:table-cell>
          <table:table-cell office:value-type="float" office:value="8" table:content-validation-name="val2" table:style-name="ce24">
            <text:p>8.00</text:p>
          </table:table-cell>
          <table:table-cell office:value-type="float" office:value="7.8" table:content-validation-name="val1" table:style-name="ce26">
            <text:p>7.80</text:p>
          </table:table-cell>
          <table:table-cell office:value-type="float" office:value="0" table:content-validation-name="val2" table:style-name="ce24">
            <text:p>0.00</text:p>
          </table:table-cell>
          <table:table-cell office:value-type="float" office:value="0" table:content-validation-name="val1" table:style-name="ce26">
            <text:p>0.00</text:p>
          </table:table-cell>
          <table:table-cell office:value-type="float" office:value="1415" table:style-name="ce7">
            <text:p>1,415</text:p>
          </table:table-cell>
          <table:table-cell office:value-type="float" office:value="1256.6499999999999" table:style-name="ce7">
            <text:p>1,257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1" table:content-validation-name="val1" table:style-name="ce28">
            <text:p>11.00</text:p>
          </table:table-cell>
          <table:table-cell office:value-type="float" office:value="11" table:content-validation-name="val3" table:style-name="ce32">
            <text:p>11.00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style-name="ce9"/>
          <table:table-cell office:value-type="float" office:value="1426" table:style-name="ce7">
            <text:p>1,426</text:p>
          </table:table-cell>
          <table:table-cell office:value-type="float" office:value="1267.6499999999999" table:style-name="ce7">
            <text:p>1,268</text:p>
          </table:table-cell>
          <table:table-cell office:value-type="currency" office:value="3753514.09" table:content-validation-name="val5" table:style-name="ce10">
            <text:p>£3,753,514.09</text:p>
          </table:table-cell>
          <table:table-cell office:value-type="currency" office:value="113710.33" table:content-validation-name="val5" table:style-name="ce10">
            <text:p>£113,710.33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68587.26" table:content-validation-name="val5" table:style-name="ce10">
            <text:p>£268,587.26</text:p>
          </table:table-cell>
          <table:table-cell office:value-type="currency" office:value="1091927.52" table:content-validation-name="val5" table:style-name="ce10">
            <text:p>£1,091,927.52</text:p>
          </table:table-cell>
          <table:table-cell office:value-type="currency" office:value="541806.75" table:content-validation-name="val5" table:style-name="ce10">
            <text:p>£541,806.75</text:p>
          </table:table-cell>
          <table:table-cell office:value-type="currency" office:value="5769545.9499999993" table:style-name="ce11">
            <text:p>£5,769,545.95</text:p>
          </table:table-cell>
          <table:table-cell office:value-type="currency" office:value="226775.05000000002" table:content-validation-name="val5" table:style-name="ce12">
            <text:p>£226,775.05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226775.05000000002" table:style-name="ce11">
            <text:p>£226,775.05</text:p>
          </table:table-cell>
          <table:table-cell office:value-type="currency" office:value="5996320.9999999991" table:style-name="ce13">
            <text:p>£5,996,321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28" table:content-validation-name="val2" table:style-name="ce24">
            <text:p>28.00</text:p>
          </table:table-cell>
          <table:table-cell office:value-type="float" office:value="27.08" table:content-validation-name="val1" table:style-name="ce26">
            <text:p>27.08</text:p>
          </table:table-cell>
          <table:table-cell office:value-type="float" office:value="140" table:content-validation-name="val2" table:style-name="ce24">
            <text:p>140.00</text:p>
          </table:table-cell>
          <table:table-cell office:value-type="float" office:value="134.72999999999999" table:content-validation-name="val1" table:style-name="ce26">
            <text:p>134.73</text:p>
          </table:table-cell>
          <table:table-cell office:value-type="float" office:value="684" table:content-validation-name="val2" table:style-name="ce24">
            <text:p>684.00</text:p>
          </table:table-cell>
          <table:table-cell office:value-type="float" office:value="656.45" table:content-validation-name="val1" table:style-name="ce26">
            <text:p>656.45</text:p>
          </table:table-cell>
          <table:table-cell office:value-type="float" office:value="115" table:content-validation-name="val2" table:style-name="ce24">
            <text:p>115.00</text:p>
          </table:table-cell>
          <table:table-cell office:value-type="float" office:value="112.13" table:content-validation-name="val1" table:style-name="ce26">
            <text:p>112.13</text:p>
          </table:table-cell>
          <table:table-cell office:value-type="float" office:value="13" table:content-validation-name="val2" table:style-name="ce24">
            <text:p>13.00</text:p>
          </table:table-cell>
          <table:table-cell office:value-type="float" office:value="13" table:content-validation-name="val1" table:style-name="ce26">
            <text:p>13.00</text:p>
          </table:table-cell>
          <table:table-cell office:value-type="float" office:value="1" table:content-validation-name="val2" table:style-name="ce24">
            <text:p>1.00</text:p>
          </table:table-cell>
          <table:table-cell office:value-type="float" office:value="1" table:content-validation-name="val1" table:style-name="ce26">
            <text:p>1.00</text:p>
          </table:table-cell>
          <table:table-cell office:value-type="float" office:value="981" table:style-name="ce7">
            <text:p>981</text:p>
          </table:table-cell>
          <table:table-cell office:value-type="float" office:value="944.39" table:style-name="ce7">
            <text:p>944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" table:content-validation-name="val4" table:style-name="ce30">
            <text:p>1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1" table:content-validation-name="val3" table:style-name="ce32">
            <text:p>1.0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style-name="ce9"/>
          <table:table-cell office:value-type="float" office:value="983" table:style-name="ce7">
            <text:p>983</text:p>
          </table:table-cell>
          <table:table-cell office:value-type="float" office:value="946.39" table:style-name="ce7">
            <text:p>946</text:p>
          </table:table-cell>
          <table:table-cell office:value-type="currency" office:value="3323271" table:content-validation-name="val5" table:style-name="ce10">
            <text:p>£3,323,271.00</text:p>
          </table:table-cell>
          <table:table-cell office:value-type="currency" office:value="116777" table:content-validation-name="val5" table:style-name="ce10">
            <text:p>£116,777.00</text:p>
          </table:table-cell>
          <table:table-cell office:value-type="currency" office:value="387119" table:content-validation-name="val5" table:style-name="ce10">
            <text:p>£387,119.00</text:p>
          </table:table-cell>
          <table:table-cell office:value-type="currency" office:value="26558" table:content-validation-name="val5" table:style-name="ce10">
            <text:p>£26,558.00</text:p>
          </table:table-cell>
          <table:table-cell office:value-type="currency" office:value="939084" table:content-validation-name="val5" table:style-name="ce10">
            <text:p>£939,084.00</text:p>
          </table:table-cell>
          <table:table-cell office:value-type="currency" office:value="491478" table:content-validation-name="val5" table:style-name="ce10">
            <text:p>£491,478.00</text:p>
          </table:table-cell>
          <table:table-cell office:value-type="currency" office:value="5284287" table:style-name="ce11">
            <text:p>£5,284,287.00</text:p>
          </table:table-cell>
          <table:table-cell office:value-type="currency" office:value="12516" table:content-validation-name="val5" table:style-name="ce12">
            <text:p>£12,516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12516" table:style-name="ce11">
            <text:p>£12,516.00</text:p>
          </table:table-cell>
          <table:table-cell office:value-type="currency" office:value="5296803" table:style-name="ce13">
            <text:p>£5,296,803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16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9" table:content-validation-name="val2" table:style-name="ce34">
            <text:p>9.00</text:p>
          </table:table-cell>
          <table:table-cell office:value-type="float" office:value="8.2200000000000006" table:content-validation-name="val1" table:style-name="ce34">
            <text:p>8.22</text:p>
          </table:table-cell>
          <table:table-cell office:value-type="float" office:value="8" table:content-validation-name="val2" table:style-name="ce34">
            <text:p>8.00</text:p>
          </table:table-cell>
          <table:table-cell office:value-type="float" office:value="7.58" table:content-validation-name="val1" table:style-name="ce34">
            <text:p>7.58</text:p>
          </table:table-cell>
          <table:table-cell office:value-type="float" office:value="42" table:content-validation-name="val2" table:style-name="ce34">
            <text:p>42.00</text:p>
          </table:table-cell>
          <table:table-cell office:value-type="float" office:value="40.78" table:content-validation-name="val1" table:style-name="ce34">
            <text:p>40.78</text:p>
          </table:table-cell>
          <table:table-cell office:value-type="float" office:value="11" table:content-validation-name="val2" table:style-name="ce34">
            <text:p>11.00</text:p>
          </table:table-cell>
          <table:table-cell office:value-type="float" office:value="10.199999999999999" table:content-validation-name="val1" table:style-name="ce34">
            <text:p>10.20</text:p>
          </table:table-cell>
          <table:table-cell office:value-type="float" office:value="2" table:content-validation-name="val2" table:style-name="ce34">
            <text:p>2.00</text:p>
          </table:table-cell>
          <table:table-cell office:value-type="float" office:value="2" table:content-validation-name="val1" table:style-name="ce34">
            <text:p>2.00</text:p>
          </table:table-cell>
          <table:table-cell office:value-type="float" office:value="1" table:content-validation-name="val2" table:style-name="ce34">
            <text:p>1.00</text:p>
          </table:table-cell>
          <table:table-cell office:value-type="float" office:value="0.8" table:content-validation-name="val1" table:style-name="ce34">
            <text:p>0.80</text:p>
          </table:table-cell>
          <table:table-cell office:value-type="float" office:value="73" table:style-name="ce7">
            <text:p>73</text:p>
          </table:table-cell>
          <table:table-cell office:value-type="float" office:value="70" table:style-name="ce7">
            <text:p>7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19"/>
          <table:table-cell office:value-type="float" office:value="73" table:style-name="ce7">
            <text:p>73</text:p>
          </table:table-cell>
          <table:table-cell office:value-type="float" office:value="70" table:style-name="ce7">
            <text:p>70</text:p>
          </table:table-cell>
          <table:table-cell office:value-type="currency" office:value="250189.27" table:content-validation-name="val5" table:style-name="ce10">
            <text:p>£250,189.27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72056.41" table:content-validation-name="val5" table:style-name="ce10">
            <text:p>£72,056.41</text:p>
          </table:table-cell>
          <table:table-cell office:value-type="currency" office:value="33640.31" table:content-validation-name="val5" table:style-name="ce10">
            <text:p>£33,640.31</text:p>
          </table:table-cell>
          <table:table-cell office:value-type="currency" office:value="355885.99" table:style-name="ce11">
            <text:p>£355,885.99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55885.99" table:style-name="ce11">
            <text:p>£355,885.99</text:p>
          </table:table-cell>
          <table:table-cell table:style-name="ce16"/>
          <table:table-cell table:number-columns-repeated="9" table:style-name="ce21"/>
          <table:table-cell table:number-columns-repeated="16333" table:style-name="ce22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4" table:content-validation-name="val2" table:style-name="ce24">
            <text:p>94.00</text:p>
          </table:table-cell>
          <table:table-cell office:value-type="float" office:value="88.1" table:content-validation-name="val1" table:style-name="ce26">
            <text:p>88.10</text:p>
          </table:table-cell>
          <table:table-cell office:value-type="float" office:value="110" table:content-validation-name="val2" table:style-name="ce24">
            <text:p>110.00</text:p>
          </table:table-cell>
          <table:table-cell office:value-type="float" office:value="108.14" table:content-validation-name="val1" table:style-name="ce26">
            <text:p>108.14</text:p>
          </table:table-cell>
          <table:table-cell office:value-type="float" office:value="122" table:content-validation-name="val2" table:style-name="ce24">
            <text:p>122.00</text:p>
          </table:table-cell>
          <table:table-cell office:value-type="float" office:value="120.71" table:content-validation-name="val1" table:style-name="ce26">
            <text:p>120.71</text:p>
          </table:table-cell>
          <table:table-cell office:value-type="float" office:value="30" table:content-validation-name="val2" table:style-name="ce24">
            <text:p>30.00</text:p>
          </table:table-cell>
          <table:table-cell office:value-type="float" office:value="29.8" table:content-validation-name="val1" table:style-name="ce26">
            <text:p>29.80</text:p>
          </table:table-cell>
          <table:table-cell office:value-type="float" office:value="6" table:content-validation-name="val2" table:style-name="ce24">
            <text:p>6.00</text:p>
          </table:table-cell>
          <table:table-cell office:value-type="float" office:value="6" table:content-validation-name="val1" table:style-name="ce26">
            <text:p>6.00</text:p>
          </table:table-cell>
          <table:table-cell office:value-type="float" office:value="9" table:content-validation-name="val2" table:style-name="ce24">
            <text:p>9.00</text:p>
          </table:table-cell>
          <table:table-cell office:value-type="float" office:value="1.1100000000000001" table:content-validation-name="val1" table:style-name="ce26">
            <text:p>1.11</text:p>
          </table:table-cell>
          <table:table-cell office:value-type="float" office:value="371" table:style-name="ce7">
            <text:p>371</text:p>
          </table:table-cell>
          <table:table-cell office:value-type="float" office:value="353.86" table:style-name="ce7">
            <text:p>354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371" table:style-name="ce7">
            <text:p>371</text:p>
          </table:table-cell>
          <table:table-cell office:value-type="float" office:value="353.86" table:style-name="ce7">
            <text:p>354</text:p>
          </table:table-cell>
          <table:table-cell office:value-type="currency" office:value="1210347.32" table:content-validation-name="val5" table:style-name="ce10">
            <text:p>£1,210,347.32</text:p>
          </table:table-cell>
          <table:table-cell office:value-type="currency" office:value="21236.85" table:content-validation-name="val5" table:style-name="ce10">
            <text:p>£21,236.85</text:p>
          </table:table-cell>
          <table:table-cell office:value-type="currency" office:value="1000" table:content-validation-name="val5" table:style-name="ce10">
            <text:p>£1,000.00</text:p>
          </table:table-cell>
          <table:table-cell office:value-type="currency" office:value="2973.76" table:content-validation-name="val5" table:style-name="ce10">
            <text:p>£2,973.76</text:p>
          </table:table-cell>
          <table:table-cell office:value-type="currency" office:value="331502.90000000002" table:content-validation-name="val5" table:style-name="ce10">
            <text:p>£331,502.90</text:p>
          </table:table-cell>
          <table:table-cell office:value-type="currency" office:value="162376.4" table:content-validation-name="val5" table:style-name="ce10">
            <text:p>£162,376.40</text:p>
          </table:table-cell>
          <table:table-cell office:value-type="currency" office:value="1729437.23" table:style-name="ce11">
            <text:p>£1,729,437.23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1729437.23" table:style-name="ce13">
            <text:p>£1,729,437.23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content-validation-name="val2" table:style-name="ce25">
            <text:p>7.00</text:p>
          </table:table-cell>
          <table:table-cell office:value-type="float" office:value="7" table:content-validation-name="val1" table:style-name="ce27">
            <text:p>7.00</text:p>
          </table:table-cell>
          <table:table-cell office:value-type="float" office:value="13" table:content-validation-name="val2" table:style-name="ce25">
            <text:p>13.00</text:p>
          </table:table-cell>
          <table:table-cell office:value-type="float" office:value="11.6" table:content-validation-name="val1" table:style-name="ce27">
            <text:p>11.60</text:p>
          </table:table-cell>
          <table:table-cell office:value-type="float" office:value="86" table:content-validation-name="val2" table:style-name="ce25">
            <text:p>86.00</text:p>
          </table:table-cell>
          <table:table-cell office:value-type="float" office:value="83.32" table:content-validation-name="val1" table:style-name="ce27">
            <text:p>83.32</text:p>
          </table:table-cell>
          <table:table-cell office:value-type="float" office:value="9" table:content-validation-name="val2" table:style-name="ce25">
            <text:p>9.00</text:p>
          </table:table-cell>
          <table:table-cell office:value-type="float" office:value="8.6199999999999992" table:content-validation-name="val1" table:style-name="ce27">
            <text:p>8.62</text:p>
          </table:table-cell>
          <table:table-cell office:value-type="float" office:value="4" table:content-validation-name="val2" table:style-name="ce25">
            <text:p>4.00</text:p>
          </table:table-cell>
          <table:table-cell office:value-type="float" office:value="4" table:content-validation-name="val1" table:style-name="ce27">
            <text:p>4.00</text:p>
          </table:table-cell>
          <table:table-cell office:value-type="float" office:value="0" table:content-validation-name="val2" table:style-name="ce25">
            <text:p>0.00</text:p>
          </table:table-cell>
          <table:table-cell office:value-type="float" office:value="0" table:content-validation-name="val1" table:style-name="ce27">
            <text:p>0.00</text:p>
          </table:table-cell>
          <table:table-cell office:value-type="float" office:value="119" table:style-name="ce7">
            <text:p>119</text:p>
          </table:table-cell>
          <table:table-cell office:value-type="float" office:value="114.53999999999999" table:style-name="ce7">
            <text:p>115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119" table:style-name="ce7">
            <text:p>119</text:p>
          </table:table-cell>
          <table:table-cell office:value-type="float" office:value="114.53999999999999" table:style-name="ce7">
            <text:p>115</text:p>
          </table:table-cell>
          <table:table-cell office:value-type="currency" office:value="355139.16" table:content-validation-name="val5" table:style-name="ce20">
            <text:p>£355,139.16</text:p>
          </table:table-cell>
          <table:table-cell office:value-type="currency" office:value="5047.5200000000004" table:content-validation-name="val5" table:style-name="ce20">
            <text:p>£5,047.52</text:p>
          </table:table-cell>
          <table:table-cell office:value-type="currency" office:value="624.33000000000004" table:content-validation-name="val5" table:style-name="ce20">
            <text:p>£624.33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95965.49" table:content-validation-name="val5" table:style-name="ce20">
            <text:p>£95,965.49</text:p>
          </table:table-cell>
          <table:table-cell office:value-type="currency" office:value="47661.41" table:content-validation-name="val5" table:style-name="ce20">
            <text:p>£47,661.41</text:p>
          </table:table-cell>
          <table:table-cell office:value-type="currency" office:value="504437.91000000003" table:style-name="ce11">
            <text:p>£504,437.91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504437.91000000003" table:style-name="ce13">
            <text:p>£504,437.91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23"/>
          <table:table-cell table:number-columns-repeated="2" table:style-name="ce15"/>
          <table:table-cell table:number-columns-repeated="2" table:style-name="ce23"/>
          <table:table-cell table:number-columns-repeated="16343" table:style-name="ce15"/>
        </table:table-row>
        <table:table-row table:number-rows-repeated="5" table:style-name="ro3">
          <table:table-cell table:number-columns-repeated="36" table:style-name="ce15"/>
          <table:table-cell table:style-name="ce23"/>
          <table:table-cell table:number-columns-repeated="2" table:style-name="ce15"/>
          <table:table-cell table:number-columns-repeated="2" table:style-name="ce23"/>
          <table:table-cell table:number-columns-repeated="10" table:style-name="ce15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Raji Mathew John</meta:initial-creator>
    <dc:creator>Ian Berry</dc:creator>
    <meta:creation-date>2022-05-25T10:02:41Z</meta:creation-date>
    <dc:date>2025-11-14T09:01:48Z</dc:date>
  </office:meta>
</office:document-meta>
</file>